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07cm" style:rel-column-width="13517*"/>
    </style:style>
    <style:style style:name="Tableau1.B" style:family="table-column">
      <style:table-column-properties style:column-width="13.494cm" style:rel-column-width="5201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f101" officeooo:paragraph-rsid="001c9d0f"/>
    </style:style>
    <style:style style:name="P2" style:family="paragraph" style:parent-style-name="Standard">
      <style:text-properties fo:color="#000000" style:font-name="Liberation Serif" fo:font-size="12pt" officeooo:rsid="001adbd1" officeooo:paragraph-rsid="001c9d0f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paragraph-rsid="001c9d0f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1b7e9d" officeooo:paragraph-rsid="001c9d0f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1e0fdb" officeooo:paragraph-rsid="001f0602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fo:font-style="normal" fo:font-weight="normal" officeooo:rsid="001adbd1" officeooo:paragraph-rsid="001c9d0f" style:font-size-asian="12pt" style:font-style-asian="normal" style:font-weight-asian="normal" style:font-size-complex="12pt"/>
    </style:style>
    <style:style style:name="P7" style:family="paragraph" style:parent-style-name="Standard">
      <style:text-properties fo:color="#000000" style:font-name="Liberation Serif" fo:font-size="12pt" fo:font-style="normal" fo:font-weight="normal" officeooo:rsid="001e0fdb" officeooo:paragraph-rsid="001f0602" style:font-size-asian="12pt" style:font-style-asian="normal" style:font-weight-asian="normal" style:font-size-complex="12pt"/>
    </style:style>
    <style:style style:name="P8" style:family="paragraph" style:parent-style-name="Standard">
      <style:text-properties fo:color="#000000" style:font-name="Liberation Serif" fo:font-size="12pt" fo:font-style="normal" fo:font-weight="normal" officeooo:rsid="001eecdc" officeooo:paragraph-rsid="001f0602" style:font-size-asian="12pt" style:font-style-asian="normal" style:font-weight-asian="normal" style:font-size-complex="12pt"/>
    </style:style>
    <style:style style:name="P9" style:family="paragraph" style:parent-style-name="Standard">
      <style:text-properties officeooo:rsid="001adbd1" officeooo:paragraph-rsid="001c9d0f"/>
    </style:style>
    <style:style style:name="P10" style:family="paragraph" style:parent-style-name="Standard">
      <style:text-properties officeooo:paragraph-rsid="001c9d0f"/>
    </style:style>
    <style:style style:name="P11" style:family="paragraph" style:parent-style-name="Standard">
      <style:text-properties officeooo:paragraph-rsid="001e96b2"/>
    </style:style>
    <style:style style:name="P12" style:family="paragraph" style:parent-style-name="Standard">
      <style:text-properties officeooo:rsid="001e0fdb" officeooo:paragraph-rsid="001f0602"/>
    </style:style>
    <style:style style:name="P13" style:family="paragraph" style:parent-style-name="Standard">
      <style:text-properties officeooo:rsid="0020c368" officeooo:paragraph-rsid="001f0602"/>
    </style:style>
    <style:style style:name="P14" style:family="paragraph" style:parent-style-name="Table_20_Contents">
      <style:text-properties officeooo:rsid="001c9d0f" officeooo:paragraph-rsid="001c9d0f"/>
    </style:style>
    <style:style style:name="P15" style:family="paragraph" style:parent-style-name="Text_20_body">
      <style:text-properties style:text-underline-style="solid" style:text-underline-width="auto" style:text-underline-color="font-color" officeooo:rsid="001b0354" officeooo:paragraph-rsid="001b0354"/>
    </style:style>
    <style:style style:name="P16" style:family="paragraph" style:parent-style-name="Text_20_body">
      <style:text-properties officeooo:rsid="001b0354" officeooo:paragraph-rsid="001b0354"/>
    </style:style>
    <style:style style:name="P17" style:family="paragraph" style:parent-style-name="Text_20_body">
      <style:text-properties officeooo:paragraph-rsid="001b0354"/>
    </style:style>
    <style:style style:name="P18" style:family="paragraph" style:parent-style-name="Text_20_body">
      <style:text-properties officeooo:paragraph-rsid="001f0602"/>
    </style:style>
    <style:style style:name="P19" style:family="paragraph" style:parent-style-name="Text_20_body">
      <style:text-properties officeooo:rsid="0021fb16" officeooo:paragraph-rsid="0021fb16"/>
    </style:style>
    <style:style style:name="P20" style:family="paragraph" style:parent-style-name="Text_20_body">
      <style:text-properties officeooo:rsid="002329cd" officeooo:paragraph-rsid="002329cd"/>
    </style:style>
    <style:style style:name="P21" style:family="paragraph" style:parent-style-name="Text_20_body">
      <style:text-properties officeooo:paragraph-rsid="002442d4"/>
    </style:style>
    <style:style style:name="P22" style:family="paragraph" style:parent-style-name="Title">
      <style:text-properties style:text-underline-style="solid" style:text-underline-width="auto" style:text-underline-color="font-color" officeooo:rsid="001b0354" officeooo:paragraph-rsid="001b0354"/>
    </style:style>
    <style:style style:name="P23" style:family="paragraph" style:parent-style-name="Standard">
      <style:text-properties fo:color="#000000" style:font-name="Liberation Serif" fo:font-size="12pt" fo:font-style="normal" fo:font-weight="normal" officeooo:rsid="001e0fdb" officeooo:paragraph-rsid="001f0602" style:font-size-asian="12pt" style:font-style-asian="normal" style:font-weight-asian="normal" style:font-size-complex="12pt"/>
    </style:style>
    <style:style style:name="P24" style:family="paragraph" style:parent-style-name="Heading_20_1">
      <style:text-properties officeooo:rsid="001b0354" officeooo:paragraph-rsid="001b0354"/>
    </style:style>
    <style:style style:name="P25" style:family="paragraph" style:parent-style-name="Heading_20_3">
      <style:text-properties officeooo:rsid="001f0602" officeooo:paragraph-rsid="001f0602"/>
    </style:style>
    <style:style style:name="P26" style:family="paragraph" style:parent-style-name="Heading_20_3">
      <style:text-properties officeooo:rsid="002442d4" officeooo:paragraph-rsid="002442d4"/>
    </style:style>
    <style:style style:name="P27" style:family="paragraph" style:parent-style-name="Text_20_body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0c368" officeooo:paragraph-rsid="0021fb16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1fb16" officeooo:paragraph-rsid="0021fb16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1dc48" officeooo:paragraph-rsid="002329cd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text-properties officeooo:rsid="0027836b" officeooo:paragraph-rsid="0027836b"/>
    </style:style>
    <style:style style:name="P31" style:family="paragraph" style:parent-style-name="Text_20_body">
      <style:text-properties officeooo:rsid="00296eb6" officeooo:paragraph-rsid="00296eb6"/>
    </style:style>
    <style:style style:name="P32" style:family="paragraph">
      <style:paragraph-properties fo:text-align="center"/>
    </style:style>
    <style:style style:name="P3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officeooo:rsid="001c9d0f"/>
    </style:style>
    <style:style style:name="T2" style:family="text">
      <style:text-properties fo:font-style="normal" fo:font-weight="normal" style:font-style-asian="normal" style:font-weight-asian="normal"/>
    </style:style>
    <style:style style:name="T3" style:family="text">
      <style:text-properties fo:font-style="normal" fo:font-weight="normal" officeooo:rsid="001c9d0f" style:font-style-asian="normal" style:font-weight-asian="normal"/>
    </style:style>
    <style:style style:name="T4" style:family="text">
      <style:text-properties fo:font-style="normal" fo:font-weight="normal" officeooo:rsid="001adbd1" style:font-style-asian="normal" style:font-weight-asian="normal"/>
    </style:style>
    <style:style style:name="T5" style:family="text">
      <style:text-properties fo:font-style="normal" fo:font-weight="normal" officeooo:rsid="001b7e9d" style:font-style-asian="normal" style:font-weight-asian="normal"/>
    </style:style>
    <style:style style:name="T6" style:family="text">
      <style:text-properties fo:font-style="normal" fo:font-weight="normal" officeooo:rsid="001d0681" style:font-style-asian="normal" style:font-weight-asian="normal"/>
    </style:style>
    <style:style style:name="T7" style:family="text">
      <style:text-properties fo:font-style="normal" fo:font-weight="normal" officeooo:rsid="001f0602" style:font-style-asian="normal" style:font-weight-asian="normal"/>
    </style:style>
    <style:style style:name="T8" style:family="text">
      <style:text-properties fo:font-style="normal" fo:font-weight="normal" officeooo:rsid="001eecdc" style:font-style-asian="normal" style:font-weight-asian="normal"/>
    </style:style>
    <style:style style:name="T9" style:family="text">
      <style:text-properties fo:font-style="normal" fo:font-weight="normal" officeooo:rsid="001f977f" style:font-style-asian="normal" style:font-weight-asian="normal"/>
    </style:style>
    <style:style style:name="T10" style:family="text">
      <style:text-properties officeooo:rsid="001adbd1"/>
    </style:style>
    <style:style style:name="T11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2" style:family="text">
      <style:text-properties fo:color="#000000" style:font-name="Liberation Serif" fo:font-size="12pt" fo:font-style="normal" fo:font-weight="normal" officeooo:rsid="001e0fdb" style:font-size-asian="12pt" style:font-style-asian="normal" style:font-weight-asian="normal" style:font-size-complex="12pt"/>
    </style:style>
    <style:style style:name="T13" style:family="text">
      <style:text-properties fo:color="#000000" style:font-name="Liberation Serif" fo:font-size="12pt" fo:font-style="normal" fo:font-weight="normal" officeooo:rsid="001adbd1" style:font-size-asian="12pt" style:font-style-asian="normal" style:font-weight-asian="normal" style:font-size-complex="12pt"/>
    </style:style>
    <style:style style:name="T14" style:family="text">
      <style:text-properties fo:color="#000000" style:font-name="Liberation Serif" fo:font-size="12pt" fo:font-style="normal" fo:font-weight="normal" officeooo:rsid="001e96b2" style:font-size-asian="12pt" style:font-style-asian="normal" style:font-weight-asian="normal" style:font-size-complex="12pt"/>
    </style:style>
    <style:style style:name="T15" style:family="text">
      <style:text-properties fo:color="#000000" style:font-name="Liberation Serif" fo:font-size="12pt" fo:font-style="normal" fo:font-weight="normal" officeooo:rsid="001f0602" style:font-size-asian="12pt" style:font-style-asian="normal" style:font-weight-asian="normal" style:font-size-complex="12pt"/>
    </style:style>
    <style:style style:name="T16" style:family="text">
      <style:text-properties fo:color="#000000" style:font-name="Liberation Serif" fo:font-size="12pt" fo:font-style="normal" fo:font-weight="normal" officeooo:rsid="001eecdc" style:font-size-asian="12pt" style:font-style-asian="normal" style:font-weight-asian="normal" style:font-size-complex="12pt"/>
    </style:style>
    <style:style style:name="T17" style:family="text">
      <style:text-properties fo:color="#000000" style:font-name="Liberation Serif" fo:font-size="12pt" style:font-size-asian="12pt" style:font-size-complex="12pt"/>
    </style:style>
    <style:style style:name="T18" style:family="text">
      <style:text-properties officeooo:rsid="001f0602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0c368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0c368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1dc48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4" style:family="text">
      <style:text-properties fo:font-weight="bold" style:font-weight-asian="bold" style:font-weight-complex="bold"/>
    </style:style>
    <style:style style:name="gr1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1.415cm" fo:min-width="2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415cm" fo:min-width="2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Rapport projet C++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24" text:outline-level="1"><text:soft-page-break/>TASK 0 :</text:h>
      <text:p text:style-name="P17"/>
      <text:h text:style-name="Heading_20_2" text:outline-level="2">A- Exécution</text:h>
      <text:p text:style-name="Text_20_body"/>
      <text:p text:style-name="P16">Après l’exécution de notre programme on a le choix entre différent commande.</text:p>
      <text:p text:style-name="P16">Avec les touches ‘x’ et ‘q’ on peut quitter le programme.</text:p>
      <text:p text:style-name="P16">La touche ‘c’ nous permet d’ajouter un avion.</text:p>
      <text:p text:style-name="P16">Les touches ‘+’ ou ‘-’ nous permettent respectivement de zoomer et dézoomer.</text:p>
      <text:p text:style-name="P16">La touche ‘f’ elle sert à mettre notre écran en pleine écran.</text:p>
      <text:p text:style-name="P16"/>
      <text:p text:style-name="P16">Chaque avion dans notre application va atterrir sur la piste si il y a de la place <text:span text:style-name="T1">(3 avions maximum en même temps sur la piste d’atterrissage)</text:span>. Il va ensuite rouler sur la piste jusqu’à atteindre l’endroit ou il doit exécuter son services. A la fin de son service il repart et quitte l’aéroport.</text:p>
      <text:p text:style-name="P16">Plusieurs messages vont apparaître dans le terminal de l’application :</text:p>
      <text:p text:style-name="P16">- Un message <text:span text:style-name="T1">quand</text:span> un avion atterrit <text:s/>(‘avion’ is now landing…).</text:p>
      <text:p text:style-name="P16">- Un message quand il commence à faire son service (now servicing ‘avion’…) .</text:p>
      <text:p text:style-name="P16">- Un message quand l’avion <text:span text:style-name="T1">à fini son service (done servicing ‘avion’).</text:span></text:p>
      <text:p text:style-name="P16">- <text:span text:style-name="T1">Et un dernier message quand l’avion quitte l’aéroport (‘avion’ lift off).</text:span></text:p>
      <text:p text:style-name="P16"/>
      <text:h text:style-name="Heading_20_2" text:outline-level="2">B- Analyse du code</text:h>
      <text:p text:style-name="Text_20_body"/>
      <text:h text:style-name="P25" text:outline-level="3">Classe</text:h>
      <text:p text:style-name="P18"/>
      <table:table table:name="Tableau1" table:style-name="Tableau1">
        <table:table-column table:style-name="Tableau1.A"/>
        <table:table-column table:style-name="Tableau1.B"/>
        <table:table-row table:style-name="TableLine94752629526976">
          <table:table-cell table:style-name="Tableau1.A1" office:value-type="string">
            <text:p text:style-name="P14">Classes</text:p>
          </table:table-cell>
          <table:table-cell table:style-name="Tableau1.B1" office:value-type="string">
            <text:p text:style-name="P14">Rôle et Méthodes</text:p>
          </table:table-cell>
        </table:table-row>
        <table:table-row table:style-name="TableLine94752634093056">
          <table:table-cell table:style-name="Tableau1.A2" office:value-type="string">
            <text:p text:style-name="P1"><text:span text:style-name="T18">a</text:span>ircraft.cpp</text:p>
          </table:table-cell>
          <table:table-cell table:style-name="Tableau1.B2" office:value-type="string">
            <text:p text:style-name="P10"><text:span text:style-name="T10">- Constructeur -</text:span><text:span text:style-name="T1">&gt;</text:span><text:span text:style-name="T10"> Le constructeur </text:span><text:span text:style-name="T1">d’</text:span><text:span text:style-name="T10"> un avion.</text:span></text:p>
            <text:p text:style-name="P9"/>
            <text:p text:style-name="P2"><text:span text:style-name="T2">- const std::string&amp; get_flight_num() const { return flight_number; } →</text:span><text:span text:style-name="T3"> </text:span><text:span text:style-name="T2"><text:s/></text:span><text:span text:style-name="T3">R</text:span><text:span text:style-name="T2">envoie le numéro de vol d’un avion.</text:span></text:p>
            <text:p text:style-name="P6"/>
            <text:p text:style-name="P2">- <text:span text:style-name="T2">float distance_to(const Point3D&amp; p) const { return pos.distance_to(p); } <text:s/>→</text:span><text:span text:style-name="T3"> </text:span><text:span text:style-name="T2"><text:s/></text:span><text:span text:style-name="T3">R</text:span><text:span text:style-name="T2">envoie la distance entre deux points.</text:span><text:line-break/><text:line-break/>- <text:span text:style-name="T2">void display() const override; <text:s/>→</text:span><text:span text:style-name="T3"> </text:span><text:span text:style-name="T2"><text:s/></text:span><text:span text:style-name="T3">A</text:span><text:span text:style-name="T2">ffiche les textures de l’avion.</text:span></text:p>
            <text:p text:style-name="P2"/>
            <text:p text:style-name="P2">- <text:span text:style-name="T2">void move() override; <text:s/>→</text:span><text:span text:style-name="T3"> </text:span><text:span text:style-name="T2"><text:s/></text:span><text:span text:style-name="T3">P</text:span><text:span text:style-name="T2">ermet de déplacer notre avion avec les différents </text:span><text:soft-page-break/><text:span text:style-name="T2">waypoint et d’afficher sur la console ces actions.</text:span></text:p>
          </table:table-cell>
        </table:table-row>
        <table:table-row table:style-name="TableLine94752609987376">
          <table:table-cell table:style-name="Tableau1.A2" office:value-type="string">
            <text:p text:style-name="P3"><text:span text:style-name="T7">a</text:span><text:span text:style-name="T4">ircraft_types.hpp</text:span><text:span text:style-name="T2"> </text:span></text:p>
          </table:table-cell>
          <table:table-cell table:style-name="Tableau1.B2" office:value-type="string">
            <text:p text:style-name="P3"><text:span text:style-name="T3">S</text:span><text:span text:style-name="T4">tructure de représentation d’un avion </text:span><text:span text:style-name="T5">et </text:span><text:span text:style-name="T4">définie trois types d’avions différents.</text:span></text:p>
          </table:table-cell>
        </table:table-row>
        <table:table-row table:style-name="TableLine94752628363264">
          <table:table-cell table:style-name="Tableau1.A2" office:value-type="string">
            <text:p text:style-name="P4"><text:span text:style-name="T7">a</text:span><text:span text:style-name="T2">irport.hpp</text:span></text:p>
          </table:table-cell>
          <table:table-cell table:style-name="Tableau1.B2" office:value-type="string">
            <text:p text:style-name="P4"><text:span text:style-name="T2">Tower&amp; get_tower() { return tower; } →</text:span><text:span text:style-name="T3"> R</text:span><text:span text:style-name="T6">envoie la </text:span><text:span text:style-name="T3">notre objet ‘</text:span><text:span text:style-name="T6">tower’.</text:span><text:line-break/><text:line-break/><text:span text:style-name="T2">void display() const override { texture.draw(project_2D(pos), { 2.0f, 2.0f }); } <text:s/>→</text:span><text:span text:style-name="T3"> </text:span><text:span text:style-name="T6"><text:s/></text:span><text:span text:style-name="T3">D</text:span><text:span text:style-name="T6">essine notre </text:span><text:span text:style-name="T3">aéroport.</text:span><text:line-break/><text:line-break/><text:span text:style-name="T2">void move() override →</text:span><text:span text:style-name="T3"> </text:span><text:span text:style-name="T6"><text:s/></text:span><text:span text:style-name="T3">L</text:span><text:span text:style-name="T6">ance le déplacement de nos avions.</text:span></text:p>
          </table:table-cell>
        </table:table-row>
        <table:table-row table:style-name="TableLine94752599887584">
          <table:table-cell table:style-name="Tableau1.A2" office:value-type="string">
            <text:p text:style-name="P11"><text:span text:style-name="T15">a</text:span><text:span text:style-name="T12">irport</text:span><text:span text:style-name="T13">_types.hpp</text:span></text:p>
          </table:table-cell>
          <table:table-cell table:style-name="Tableau1.B2" office:value-type="string">
            <text:p text:style-name="P11"><text:span text:style-name="T14">S</text:span><text:span text:style-name="T13">tructure de représentation d’un </text:span><text:span text:style-name="T12">aéroport</text:span><text:span text:style-name="T13">, </text:span><text:span text:style-name="T12">créé le terminal, gère la queue des avions dans l’aéroport et leurs waypoint et construit un aéroport.</text:span></text:p>
          </table:table-cell>
        </table:table-row>
        <table:table-row table:style-name="TableLine94752586535936">
          <table:table-cell table:style-name="Tableau1.A2" office:value-type="string">
            <text:p text:style-name="P7">config.hpp</text:p>
          </table:table-cell>
          <table:table-cell table:style-name="Tableau1.B2" office:value-type="string">
            <text:p text:style-name="P7"><text:span text:style-name="T18">D</text:span>éfinie tout nos variables globales <text:span text:style-name="T18">et </text:span>constantes dont on a besoin dans le projet.</text:p>
          </table:table-cell>
        </table:table-row>
        <table:table-row table:style-name="TableLine94752614253824">
          <table:table-cell table:style-name="Tableau1.A2" office:value-type="string">
            <text:p text:style-name="P7">geometry.hpp</text:p>
          </table:table-cell>
          <table:table-cell table:style-name="Tableau1.B2" office:value-type="string">
            <text:p text:style-name="P7"><text:span text:style-name="T18">D</text:span>éfinie tout les structures d’objet géométrique nécessaire et tout les fonctions de calcules nécessaire <text:span text:style-name="T18">à notre projet</text:span>.</text:p>
          </table:table-cell>
        </table:table-row>
        <table:table-row table:style-name="TableLine94752608003616">
          <table:table-cell table:style-name="Tableau1.A2" office:value-type="string">
            <text:p text:style-name="P7">main.cpp</text:p>
          </table:table-cell>
          <table:table-cell table:style-name="Tableau1.B2" office:value-type="string">
            <text:p text:style-name="P7"><text:span text:style-name="T18">N</text:span>otre programme principale.</text:p>
          </table:table-cell>
        </table:table-row>
        <table:table-row table:style-name="TableLine94752626943744">
          <table:table-cell table:style-name="Tableau1.A2" office:value-type="string">
            <text:p text:style-name="P7">runway.hpp</text:p>
          </table:table-cell>
          <table:table-cell table:style-name="Tableau1.B2" office:value-type="string">
            <text:p text:style-name="P7"><text:span text:style-name="T18">D</text:span>éfinie un runaway par rapport à la position de l’aéroport.</text:p>
          </table:table-cell>
        </table:table-row>
        <table:table-row table:style-name="TableLine94752637021040">
          <table:table-cell table:style-name="Tableau1.A2" office:value-type="string">
            <text:p text:style-name="P7">terminal.hpp</text:p>
          </table:table-cell>
          <table:table-cell table:style-name="Tableau1.B2" office:value-type="string">
            <text:p text:style-name="P12"><text:span text:style-name="T11">bool in_use() const <text:s/>→</text:span><text:span text:style-name="T15"> </text:span><text:span text:style-name="T11"><text:s text:c="2"/></text:span><text:span text:style-name="T15">N</text:span><text:span text:style-name="T11">ous dit si il y a un avion </text:span><text:span text:style-name="T16">en action dans le terminal.</text:span></text:p>
            <text:p text:style-name="P12"><text:span text:style-name="T17"><text:line-break/></text:span><text:span text:style-name="T11">bool is_servicing() const →</text:span><text:span text:style-name="T15"> </text:span><text:span text:style-name="T16"><text:s/></text:span><text:span text:style-name="T15">N</text:span><text:span text:style-name="T16">ous indique dans quelle service se trouve l’avion.</text:span></text:p>
            <text:p text:style-name="P12"><text:span text:style-name="T17"><text:line-break/></text:span><text:span text:style-name="T11">void assign_craft(const Aircraft&amp; aircraft) →</text:span><text:span text:style-name="T15"> </text:span><text:span text:style-name="T16"><text:s/></text:span><text:span text:style-name="T15">A</text:span><text:span text:style-name="T16">ssigne un avion au terminal.</text:span></text:p>
            <text:p text:style-name="P12"><text:span text:style-name="T17"><text:line-break/></text:span><text:span text:style-name="T11">void start_service(const Aircraft&amp; aircraft) →</text:span><text:span text:style-name="T15"> </text:span><text:span text:style-name="T16"><text:s/></text:span><text:span text:style-name="T15">Exécute</text:span><text:span text:style-name="T16"> le lancement des services de l’avion actuellement assigné au terminal.</text:span><text:span text:style-name="T17"><text:line-break/><text:line-break/></text:span><text:span text:style-name="T11">void finish_service() →</text:span><text:span text:style-name="T15"> </text:span><text:span text:style-name="T16"><text:s/></text:span><text:span text:style-name="T15">T</text:span><text:span text:style-name="T16">ermine le service notre avion actuelle.</text:span><text:span text:style-name="T17"><text:line-break/><text:line-break/></text:span><text:span text:style-name="T11">void move() override →</text:span><text:span text:style-name="T15"> </text:span><text:span text:style-name="T16"><text:s/></text:span><text:span text:style-name="T15">F</text:span><text:span text:style-name="T16">ais avancer un avion dans la terminal en passant au service suivant.</text:span></text:p>
          </table:table-cell>
        </table:table-row>
        <table:table-row table:style-name="TableLine94752490377984">
          <table:table-cell table:style-name="Tableau1.A2" office:value-type="string">
            <text:p text:style-name="P8">tower.cpp</text:p>
          </table:table-cell>
          <table:table-cell table:style-name="Tableau1.B2" office:value-type="string">
            <text:p text:style-name="P5"><text:span text:style-name="T2">WaypointQueue Tower::get_circle() const →</text:span><text:span text:style-name="T7"> </text:span><text:span text:style-name="T8"><text:s/></text:span><text:span text:style-name="T7">R</text:span><text:span text:style-name="T9">envoie la suite des positions du voyage de l’avions dans les air.</text:span><text:line-break/><text:line-break/><text:span text:style-name="T2">WaypointQueue Tower::get_instructions(Aircraft&amp; aircraft) →</text:span><text:span text:style-name="T7"> </text:span><text:span text:style-name="T9"><text:s/></text:span><text:span text:style-name="T7">R</text:span><text:span text:style-name="T9">envoie la prochaine instruction pour un avion.</text:span><text:line-break/><text:line-break/><text:span text:style-name="T2">void Tower::arrived_at_terminal(const Aircraft&amp; aircraft) →</text:span><text:span text:style-name="T7"> </text:span><text:span text:style-name="T9"><text:s/></text:span><text:span text:style-name="T7">L</text:span><text:span text:style-name="T9">ance le début de l’action de l’avion sur le terminal.</text:span></text:p>
          </table:table-cell>
        </table:table-row>
        <table:table-row table:style-name="TableLine94752640877312">
          <table:table-cell table:style-name="Tableau1.A2" office:value-type="string">
            <text:p text:style-name="P13">tower_sim.hpp</text:p>
          </table:table-cell>
          <table:table-cell table:style-name="Tableau1.B2" office:value-type="string">
            <text:p text:style-name="P13"><text:span text:style-name="T18">V</text:span>a créer tout les fonctions principales de notre programme telle que , les touches, la création d’un avion , l’exécution total du programme, l’initialisation d’un aéroport,…</text:p>
          </table:table-cell>
        </table:table-row>
        <table:table-row table:style-name="TableLine94752540484256">
          <table:table-cell table:style-name="Tableau1.A2" office:value-type="string">
            <text:p text:style-name="P13">waypoint.hpp</text:p>
          </table:table-cell>
          <table:table-cell table:style-name="Tableau1.B2" office:value-type="string">
            <text:p text:style-name="P13"><text:span text:style-name="T18">P</text:span>ermet de défini<text:span text:style-name="T18">r</text:span> nos différents queue dans notre programme.</text:p>
          </table:table-cell>
        </table:table-row>
      </table:table>
      <text:p text:style-name="Text_20_body"/>
      <text:p text:style-name="P16"/>
      <text:p text:style-name="P16"/>
      <text:p text:style-name="P16"><text:soft-page-break/></text:p>
      <text:h text:style-name="P25" text:outline-level="3">Package GL</text:h>
      <text:p text:style-name="P18"/>
      <table:table table:name="Tableau2" table:style-name="Tableau2">
        <table:table-column table:style-name="Tableau2.A"/>
        <table:table-column table:style-name="Tableau2.B"/>
        <table:table-row table:style-name="TableLine94752626569536">
          <table:table-cell table:style-name="Tableau2.A1" office:value-type="string">
            <text:p text:style-name="Table_20_Contents"/>
          </table:table-cell>
          <table:table-cell table:style-name="Tableau2.B1" office:value-type="string">
            <text:p text:style-name="Table_20_Contents"/>
          </table:table-cell>
        </table:table-row>
        <table:table-row table:style-name="TableLine94752639703760"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 table:style-name="TableLine94752606750832"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 table:style-name="TableLine94752542043872"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 table:style-name="TableLine94752607035072"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 table:style-name="TableLine94752597614528"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P18"/>
      <text:p text:style-name="P18"/>
      <text:h text:style-name="P25" text:outline-level="3">Package img</text:h>
      <text:p text:style-name="P16"/>
      <table:table table:name="Tableau3" table:style-name="Tableau3">
        <table:table-column table:style-name="Tableau3.A"/>
        <table:table-column table:style-name="Tableau3.B"/>
        <table:table-row table:style-name="TableLine94752492587872">
          <table:table-cell table:style-name="Tableau3.A1" office:value-type="string">
            <text:p text:style-name="Table_20_Contents"/>
          </table:table-cell>
          <table:table-cell table:style-name="Tableau3.B1" office:value-type="string">
            <text:p text:style-name="Table_20_Contents"/>
          </table:table-cell>
        </table:table-row>
        <table:table-row table:style-name="TableLine94752540326768"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  <table:table-row table:style-name="TableLine94752627530224"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  <table:table-row table:style-name="TableLine94752538589008"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  <table:table-row table:style-name="TableLine94752541210080"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P16"/>
      <text:h text:style-name="P26" text:outline-level="3">Schéma d’interaction</text:h>
      <text:p text:style-name="P16"/>
      <text:p text:style-name="P16"><draw:custom-shape text:anchor-type="paragraph" draw:z-index="4" draw:name="Forme1_3" draw:style-name="gr3" draw:text-style-name="P33" svg:width="2.888cm" svg:height="1.567cm" svg:x="6.463cm" svg:y="0.437cm"><text:p text:style-name="P33"><text:span text:style-name="T24">Airpor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6"/>
      <text:p text:style-name="P17"><draw:custom-shape text:anchor-type="paragraph" draw:z-index="0" draw:name="Forme1" draw:style-name="gr4" svg:width="2.888cm" svg:height="1.567cm" svg:x="2.427cm" svg:y="1.4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1_0" draw:style-name="gr3" draw:text-style-name="P33" svg:width="2.888cm" svg:height="1.567cm" svg:x="2.427cm" svg:y="1.427cm"><text:p text:style-name="P33"><text:span text:style-name="T24">Aircra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1_1" draw:style-name="gr3" draw:text-style-name="P33" svg:width="2.888cm" svg:height="1.567cm" svg:x="6.616cm" svg:y="4.008cm"><text:p text:style-name="P33"><text:span text:style-name="T24">Tow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1_2" draw:style-name="gr3" draw:text-style-name="P33" svg:width="2.888cm" svg:height="1.567cm" svg:x="11.135cm" svg:y="1.427cm"><text:p text:style-name="P33"><text:span text:style-name="T24">Termina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Forme2" draw:style-name="gr2" draw:text-style-name="P32" svg:x1="9.68cm" svg:y1="4.052cm" svg:x2="10.871cm" svg:y2="3.17cm"><text:p/></draw:line><draw:line text:anchor-type="paragraph" draw:z-index="6" draw:name="Forme3" draw:style-name="gr2" draw:text-style-name="P32" svg:x1="10.783cm" svg:y1="2.309cm" svg:x2="5.779cm" svg:y2="2.309cm"><text:p/></draw:line><draw:line text:anchor-type="paragraph" draw:z-index="7" draw:name="Forme4" draw:style-name="gr2" draw:text-style-name="P32" svg:x1="9.924cm" svg:y1="0.392cm" svg:x2="11.048cm" svg:y2="1.297cm"><text:p/></draw:line><draw:line text:anchor-type="paragraph" draw:z-index="8" draw:name="Forme5" draw:style-name="gr1" draw:text-style-name="P32" svg:x1="7.938cm" svg:y1="0.898cm" svg:x2="7.961cm" svg:y2="3.632cm"><text:p/></draw:line><draw:line text:anchor-type="paragraph" draw:z-index="9" draw:name="Forme6" draw:style-name="gr1" draw:text-style-name="P32" svg:x1="4.83cm" svg:y1="3.455cm" svg:x2="6.264cm" svg:y2="4.624cm"><text:p/></draw:lin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P26" text:outline-level="3">Questions </text:h>
      <text:p text:style-name="P21"/>
      <text:p text:style-name="P19">La classe ‘aicraft.cpp’ est impliquées dans la génération d’un chemin d’un avion avec ça fonction ‘<text:span text:style-name="T20">waypoints = control.get_instructions(*</text:span><text:span text:style-name="T21">this</text:span><text:span text:style-name="T20">);’ </text:span><text:span text:style-name="T19">qui </text:span><text:span text:style-name="T20">demande a ‘</text:span><text:span text:style-name="Source_20_Text"><text:span text:style-name="T21">Tower’</text:span></text:span><text:span text:style-name="T20"> des instructions.</text:span></text:p>
      <text:p text:style-name="P27"/>
      <text:p text:style-name="P19"><text:span text:style-name="T20">L</text:span><text:span text:style-name="T19">a classe ‘tower.cpp’ elle va ensuite </text:span><text:span text:style-name="T22">demande</text:span><text:span text:style-name="T19">r</text:span><text:span text:style-name="T22"> </text:span><text:span text:style-name="T19">à l’aéroport</text:span><text:span text:style-name="T22"> </text:span><text:span text:style-name="T19">de réserver un terminal et retourner le chemin vers cette terminal avec la fonction ‘</text:span><text:span text:style-name="T23">const</text:span><text:span text:style-name="T19"> </text:span><text:span text:style-name="T23">auto</text:span><text:span text:style-name="T19"> vp = airport.reserve_terminal(aircraft);’.</text:span></text:p>
      <text:p text:style-name="P28"/>
      <text:p text:style-name="P20"><text:span text:style-name="T19">Pour représenter un chemin le conteneur ‘std::deque’ de la librairie standard a été choisi</text:span><text:span text:style-name="T22">, on aurait pu utiliser ‘std::queue’ mais on a choisie ‘std::deque ‘parce qu’on veut rajouter des Waypoints à la fin et au début de la queue.</text:span></text:p>
      <text:p text:style-name="P29"/>
      <text:h text:style-name="Heading_20_2" text:outline-level="2">C- Bidouillons !</text:h>
      <text:p text:style-name="Text_20_body"/>
      <text:p text:style-name="P30">5) On ne peut faire la même chose avec un ‘dynamic object’ car ils ne sont pas const comme les ‘displayable’.</text:p>
      <text:h text:style-name="Heading_20_2" text:outline-level="2">D- Théorie</text:h>
      <text:p text:style-name="Text_20_body"/>
      <text:p text:style-name="P31">1) Seul la classe ‘Tower’ inclue la classe ‘Terminal’ elle est donc la seul à pouvoir réserver un terminal.</text:p>
      <text:p text:style-name="P31">2) On ne veut pas passer par une référence pour pouvoir modifier la valeu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7T20:21:26.481397711</meta:creation-date>
    <dc:date>2022-02-28T00:33:07.517165220</dc:date>
    <meta:editing-duration>PT55M30S</meta:editing-duration>
    <meta:editing-cycles>9</meta:editing-cycles>
    <meta:generator>LibreOffice/6.4.7.2$Linux_X86_64 LibreOffice_project/40$Build-2</meta:generator>
    <meta:document-statistic meta:table-count="3" meta:image-count="0" meta:object-count="0" meta:page-count="5" meta:paragraph-count="60" meta:word-count="699" meta:character-count="4502" meta:non-whitespace-character-count="3829"/>
  </office:meta>
</office:document-meta>
</file>